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1c101f" officeooo:paragraph-rsid="001c101f"/>
    </style:style>
    <style:style style:name="P2" style:family="paragraph" style:parent-style-name="Standard">
      <style:text-properties style:font-name="FreeSerif" fo:font-size="14pt" fo:font-weight="normal" officeooo:rsid="001c101f" officeooo:paragraph-rsid="001c101f" style:font-size-asian="14pt" style:font-weight-asian="normal" style:font-size-complex="14pt" style:font-weight-complex="normal"/>
    </style:style>
    <style:style style:name="P3" style:family="paragraph" style:parent-style-name="Table_20_Contents">
      <style:text-properties style:font-name="FreeSerif" officeooo:rsid="001c101f" officeooo:paragraph-rsid="001c101f"/>
    </style:style>
    <style:style style:name="P4" style:family="paragraph" style:parent-style-name="Table_20_Contents">
      <style:text-properties style:font-name="FreeSerif" fo:font-weight="bold" officeooo:rsid="001df33a" officeooo:paragraph-rsid="001df33a" style:font-weight-asian="bold" style:font-weight-complex="bold"/>
    </style:style>
    <style:style style:name="P5" style:family="paragraph" style:parent-style-name="Table_20_Contents">
      <style:text-properties style:font-name="FreeSerif" fo:font-weight="bold" officeooo:rsid="001c101f" officeooo:paragraph-rsid="001c101f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Meta Data</text:p>
      <text:p text:style-name="P1">1.1 Data size</text:p>
      <table:table table:name="Table1" table:style-name="Table1">
        <table:table-column table:style-name="Table1.A" table:number-columns-repeated="2"/>
        <table:table-row table:style-name="TableLine93830036075744">
          <table:table-cell table:style-name="Table1.A1" office:value-type="string">
            <text:p text:style-name="P3">File name</text:p>
          </table:table-cell>
          <table:table-cell table:style-name="Table1.B1" office:value-type="string">
            <text:p text:style-name="P3">Number of records</text:p>
          </table:table-cell>
        </table:table-row>
        <table:table-row table:style-name="TableLine93830036075744">
          <table:table-cell table:style-name="Table1.A2" office:value-type="string">
            <text:p text:style-name="P3">LDAP.csv</text:p>
          </table:table-cell>
          <table:table-cell table:style-name="Table1.B2" office:value-type="string">
            <text:p text:style-name="P3">2113234</text:p>
          </table:table-cell>
        </table:table-row>
        <table:table-row table:style-name="TableLine93830036075744">
          <table:table-cell table:style-name="Table1.A2" office:value-type="string">
            <text:p text:style-name="P3">MSSQL.csv</text:p>
          </table:table-cell>
          <table:table-cell table:style-name="Table1.B2" office:value-type="string">
            <text:p text:style-name="P3">5775786</text:p>
          </table:table-cell>
        </table:table-row>
        <table:table-row table:style-name="TableLine93830036075744">
          <table:table-cell table:style-name="Table1.A2" office:value-type="string">
            <text:p text:style-name="P3">NetBIOS.csv</text:p>
          </table:table-cell>
          <table:table-cell table:style-name="Table1.B2" office:value-type="string">
            <text:p text:style-name="P3">3455899</text:p>
          </table:table-cell>
        </table:table-row>
        <table:table-row table:style-name="TableLine93830036075744">
          <table:table-cell table:style-name="Table1.A2" office:value-type="string">
            <text:p text:style-name="P3">Portmap.csv</text:p>
          </table:table-cell>
          <table:table-cell table:style-name="Table1.B2" office:value-type="string">
            <text:p text:style-name="P3">191694</text:p>
          </table:table-cell>
        </table:table-row>
        <table:table-row table:style-name="TableLine93830036075744">
          <table:table-cell table:style-name="Table1.A2" office:value-type="string">
            <text:p text:style-name="P3">Syn.csv</text:p>
          </table:table-cell>
          <table:table-cell table:style-name="Table1.B2" office:value-type="string">
            <text:p text:style-name="P3">4320541</text:p>
          </table:table-cell>
        </table:table-row>
        <table:table-row table:style-name="TableLine93830036075744">
          <table:table-cell table:style-name="Table1.A2" office:value-type="string">
            <text:p text:style-name="P3">UDP.csv</text:p>
          </table:table-cell>
          <table:table-cell table:style-name="Table1.B2" office:value-type="string">
            <text:p text:style-name="P3">3782206</text:p>
          </table:table-cell>
        </table:table-row>
        <table:table-row table:style-name="TableLine93830036075744">
          <table:table-cell table:style-name="Table1.A2" office:value-type="string">
            <text:p text:style-name="P3">UDPLag.csv</text:p>
          </table:table-cell>
          <table:table-cell table:style-name="Table1.B2" office:value-type="string">
            <text:p text:style-name="P3">725165</text:p>
          </table:table-cell>
        </table:table-row>
        <table:table-row table:style-name="TableLine93830036075744">
          <table:table-cell table:style-name="Table1.A2" office:value-type="string">
            <text:p text:style-name="P4">TOTAL</text:p>
          </table:table-cell>
          <table:table-cell table:style-name="Table1.B2" office:value-type="string">
            <text:p text:style-name="P5">2036452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1:24:27.138176516</meta:creation-date>
    <dc:date>2022-04-22T11:32:37.554308326</dc:date>
    <meta:editing-duration>PT8M1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20" meta:word-count="27" meta:character-count="174" meta:non-whitespace-character-count="167"/>
  </office:meta>
</office:document-meta>
</file>